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ba5ae" officeooo:paragraph-rsid="00aba5ae"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2339" officeooo:paragraph-rsid="00ad2339"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3a17" officeooo:paragraph-rsid="00ad3a17"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f0d2b" officeooo:paragraph-rsid="00af0d2b"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012db" officeooo:paragraph-rsid="00b18547"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18547" officeooo:paragraph-rsid="00b18547"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3dc69" officeooo:paragraph-rsid="00b3dc69"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540dd" officeooo:paragraph-rsid="00b540dd"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710c8" officeooo:paragraph-rsid="00b710c8"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8af2f"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a4a67"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a4a67" officeooo:paragraph-rsid="00ba4a67"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ee387" officeooo:paragraph-rsid="00bee387"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f3c11" officeooo:paragraph-rsid="00bf3c11"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0e87a" officeooo:paragraph-rsid="00c0e87a"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24d51" officeooo:paragraph-rsid="00c24d51"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373a6" officeooo:paragraph-rsid="00c373a6" style:font-size-asian="12pt" style:font-style-asian="normal" style:font-weight-asian="normal" style:font-name-complex="B Nazanin" style:font-size-complex="12pt" style:font-style-complex="normal" style:font-weight-complex="normal"/>
    </style:style>
    <style:style style:name="P2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c373a6" officeooo:paragraph-rsid="00c50b41" style:font-size-asian="12pt" style:font-style-asian="normal" style:font-weight-asian="normal" style:font-name-complex="B Nazanin" style:font-size-complex="12pt" style:font-style-complex="normal" style:font-weight-complex="normal"/>
    </style:style>
    <style:style style:name="P2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0b41" officeooo:paragraph-rsid="00c50b41" style:font-size-asian="12pt" style:font-style-asian="normal" style:font-weight-asian="normal" style:font-name-complex="B Nazanin" style:font-size-complex="12pt" style:font-style-complex="normal" style:font-weight-complex="normal"/>
    </style:style>
    <style:style style:name="P2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d223" officeooo:paragraph-rsid="00c5d223" style:font-size-asian="12pt" style:font-style-asian="normal" style:font-weight-asian="normal" style:font-name-complex="B Nazanin" style:font-size-complex="12pt" style:font-style-complex="normal" style:font-weight-complex="normal"/>
    </style:style>
    <style:style style:name="P2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772bc" officeooo:paragraph-rsid="00c8e430" style:font-size-asian="12pt" style:font-style-asian="normal" style:font-weight-asian="normal" style:font-name-complex="B Nazanin" style:font-size-complex="12pt" style:font-style-complex="normal" style:font-weight-complex="normal"/>
    </style:style>
    <style:style style:name="P2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a694b" officeooo:paragraph-rsid="00ca694b" style:font-size-asian="12pt" style:font-style-asian="normal" style:font-weight-asian="normal" style:font-name-complex="B Nazanin" style:font-size-complex="12pt" style:font-style-complex="normal" style:font-weight-complex="normal"/>
    </style:style>
    <style:style style:name="P2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baef0" officeooo:paragraph-rsid="00cbaef0" style:font-size-asian="12pt" style:font-style-asian="normal" style:font-weight-asian="normal" style:font-name-complex="B Nazanin" style:font-size-complex="12pt" style:font-style-complex="normal" style:font-weight-complex="normal"/>
    </style:style>
    <style:style style:name="P2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c2f44" officeooo:paragraph-rsid="00cc2f44" style:font-size-asian="12pt" style:font-style-asian="normal" style:font-weight-asian="normal" style:font-name-complex="B Nazanin" style:font-size-complex="12pt" style:font-style-complex="normal" style:font-weight-complex="normal"/>
    </style:style>
    <style:style style:name="P2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e1274" officeooo:paragraph-rsid="00cedd25" style:font-size-asian="12pt" style:font-style-asian="normal" style:font-weight-asian="normal" style:font-name-complex="B Nazanin" style:font-size-complex="12pt" style:font-style-complex="normal" style:font-weight-complex="normal"/>
    </style:style>
    <style:style style:name="P2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29"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4a9b8" officeooo:paragraph-rsid="00d4a9b8" style:font-size-asian="12pt" style:font-style-asian="normal" style:font-weight-asian="normal" style:font-name-complex="B Nazanin" style:font-size-complex="12pt" style:font-style-complex="normal" style:font-weight-complex="normal"/>
    </style:style>
    <style:style style:name="P3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59d1b" officeooo:paragraph-rsid="00d6f828" style:font-size-asian="12pt" style:font-style-asian="normal" style:font-weight-asian="normal" style:font-name-complex="B Nazanin" style:font-size-complex="12pt" style:font-style-complex="normal" style:font-weight-complex="normal"/>
    </style:style>
    <style:style style:name="P3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5"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38cb" officeooo:paragraph-rsid="00da38cb" style:font-size-asian="12pt" style:font-style-asian="normal" style:font-weight-asian="normal" style:font-name-complex="B Nazanin" style:font-size-complex="12pt" style:font-style-complex="normal" style:font-weight-complex="normal"/>
    </style:style>
    <style:style style:name="P3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e683" officeooo:paragraph-rsid="00dae683" style:font-size-asian="12pt" style:font-style-asian="normal" style:font-weight-asian="normal" style:font-name-complex="B Nazanin" style:font-size-complex="12pt" style:font-style-complex="normal" style:font-weight-complex="normal"/>
    </style:style>
    <style:style style:name="P3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cc042" officeooo:paragraph-rsid="00dcc042" style:font-size-asian="12pt" style:font-style-asian="normal" style:font-weight-asian="normal" style:font-name-complex="B Nazanin" style:font-size-complex="12pt" style:font-style-complex="normal" style:font-weight-complex="normal"/>
    </style:style>
    <style:style style:name="P3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dc812" officeooo:paragraph-rsid="00df8f18" style:font-size-asian="12pt" style:font-style-asian="normal" style:font-weight-asian="normal" style:font-name-complex="B Nazanin" style:font-size-complex="12pt" style:font-style-complex="normal" style:font-weight-complex="normal"/>
    </style:style>
    <style:style style:name="P4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1522d" officeooo:paragraph-rsid="00e34c8d" style:font-size-asian="12pt" style:font-style-asian="normal" style:font-weight-asian="normal" style:font-name-complex="B Nazanin" style:font-size-complex="12pt" style:font-style-complex="normal" style:font-weight-complex="normal"/>
    </style:style>
    <style:style style:name="P4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50544" officeooo:paragraph-rsid="00e50544" style:font-size-asian="12pt" style:font-style-asian="normal" style:font-weight-asian="normal" style:font-name-complex="B Nazanin" style:font-size-complex="12pt" style:font-style-complex="normal" style:font-weight-complex="normal"/>
    </style:style>
    <style:style style:name="P42"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e6caf1" officeooo:paragraph-rsid="00e6caf1" style:font-size-asian="12pt" style:font-style-asian="normal" style:font-weight-asian="normal" style:font-name-complex="B Nazanin" style:font-size-complex="12pt" style:font-style-complex="normal" style:font-weight-complex="normal"/>
    </style:style>
    <style:style style:name="P4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7f3c0" officeooo:paragraph-rsid="00e7f3c0" style:font-size-asian="12pt" style:font-style-asian="normal" style:font-weight-asian="normal" style:font-name-complex="B Nazanin" style:font-size-complex="12pt" style:font-style-complex="normal" style:font-weight-complex="normal"/>
    </style:style>
    <style:style style:name="P4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8c3ff" officeooo:paragraph-rsid="00e8c3ff" style:font-size-asian="12pt" style:font-style-asian="normal" style:font-weight-asian="normal" style:font-name-complex="B Nazanin" style:font-size-complex="12pt" style:font-style-complex="normal" style:font-weight-complex="normal"/>
    </style:style>
    <style:style style:name="P4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1fb6" officeooo:paragraph-rsid="00e91fb6" style:font-size-asian="12pt" style:font-style-asian="normal" style:font-weight-asian="normal" style:font-name-complex="B Nazanin" style:font-size-complex="12pt" style:font-style-complex="normal" style:font-weight-complex="normal"/>
    </style:style>
    <style:style style:name="P46"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a411a" officeooo:paragraph-rsid="00eb1a9a" style:font-size-asian="12pt" style:font-style-asian="normal" style:font-weight-asian="normal" style:font-name-complex="B Nazanin" style:font-size-complex="12pt" style:font-style-complex="normal" style:font-weight-complex="normal"/>
    </style:style>
    <style:style style:name="P49"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b1a9a" officeooo:paragraph-rsid="00eb1a9a" style:font-size-asian="12pt" style:font-style-asian="normal" style:font-weight-asian="normal" style:font-name-complex="B Nazanin" style:font-size-complex="12pt" style:font-style-complex="normal" style:font-weight-complex="normal"/>
    </style:style>
    <style:style style:name="P5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d869b" officeooo:paragraph-rsid="00ed869b" style:font-size-asian="12pt" style:font-style-asian="normal" style:font-weight-asian="normal" style:font-name-complex="B Nazanin" style:font-size-complex="12pt" style:font-style-complex="normal" style:font-weight-complex="normal"/>
    </style:style>
    <style:style style:name="P51"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e710f" officeooo:paragraph-rsid="00ee710f" style:font-size-asian="12pt" style:font-style-asian="normal" style:font-weight-asian="normal" style:font-name-complex="B Nazanin" style:font-size-complex="12pt" style:font-style-complex="normal" style:font-weight-complex="normal"/>
    </style:style>
    <style:style style:name="P5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e90c1" officeooo:paragraph-rsid="00ee90c1" style:font-size-asian="12pt" style:font-style-asian="normal" style:font-weight-asian="normal" style:font-name-complex="B Nazanin" style:font-size-complex="12pt" style:font-style-complex="normal" style:font-weight-complex="normal"/>
    </style:style>
    <style:style style:name="P5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2c963" officeooo:paragraph-rsid="00f2c963" style:font-size-asian="12pt" style:font-style-asian="normal" style:font-weight-asian="normal" style:font-name-complex="B Nazanin" style:font-size-complex="12pt" style:font-style-complex="normal" style:font-weight-complex="normal"/>
    </style:style>
    <style:style style:name="P5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32721" officeooo:paragraph-rsid="00f32721" style:font-size-asian="12pt" style:font-style-asian="normal" style:font-weight-asian="normal" style:font-name-complex="B Nazanin" style:font-size-complex="12pt" style:font-style-complex="normal" style:font-weight-complex="normal"/>
    </style:style>
    <style:style style:name="P5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3feb4" officeooo:paragraph-rsid="00f3feb4" style:font-size-asian="12pt" style:font-style-asian="normal" style:font-weight-asian="normal" style:font-name-complex="B Nazanin" style:font-size-complex="12pt" style:font-style-complex="normal" style:font-weight-complex="normal"/>
    </style:style>
    <style:style style:name="P5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4c7b3" officeooo:paragraph-rsid="00f4c7b3" style:font-size-asian="12pt" style:font-style-asian="normal" style:font-weight-asian="normal" style:font-name-complex="B Nazanin" style:font-size-complex="12pt" style:font-style-complex="normal" style:font-weight-complex="normal"/>
    </style:style>
    <style:style style:name="P5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616f1" style:font-size-asian="12pt" style:font-style-asian="normal" style:font-weight-asian="normal" style:font-name-complex="B Nazanin" style:font-size-complex="12pt" style:font-style-complex="normal" style:font-weight-complex="normal"/>
    </style:style>
    <style:style style:name="P5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7b9dc" style:font-size-asian="12pt" style:font-style-asian="normal" style:font-weight-asian="normal" style:font-name-complex="B Nazanin" style:font-size-complex="12pt" style:font-style-complex="normal" style:font-weight-complex="normal"/>
    </style:style>
    <style:style style:name="P5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887ae" style:font-size-asian="12pt" style:font-style-asian="normal" style:font-weight-asian="normal" style:font-name-complex="B Nazanin" style:font-size-complex="12pt" style:font-style-complex="normal" style:font-weight-complex="normal"/>
    </style:style>
    <style:style style:name="P6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f616f1" officeooo:paragraph-rsid="00f616f1" style:font-size-asian="12pt" style:font-style-asian="normal" style:font-weight-asian="normal" style:font-name-complex="B Nazanin" style:font-size-complex="12pt" style:font-style-complex="normal" style:font-weight-complex="normal"/>
    </style:style>
    <style:style style:name="P6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887ae" officeooo:paragraph-rsid="00f887ae" style:font-size-asian="12pt" style:font-style-asian="normal" style:font-weight-asian="normal" style:font-name-complex="B Nazanin" style:font-size-complex="12pt" style:font-style-complex="normal" style:font-weight-complex="normal"/>
    </style:style>
    <style:style style:name="P6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f887ae" officeooo:paragraph-rsid="00f887ae" style:font-size-asian="12pt" style:font-style-asian="normal" style:font-weight-asian="normal" style:font-name-complex="B Nazanin" style:font-size-complex="12pt" style:font-style-complex="normal" style:font-weight-complex="normal"/>
    </style:style>
    <style:style style:name="P6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e8449" officeooo:paragraph-rsid="00fe8449" style:font-size-asian="12pt" style:font-style-asian="normal" style:font-weight-asian="normal" style:font-name-complex="B Nazanin" style:font-size-complex="12pt" style:font-style-complex="normal" style:font-weight-complex="normal"/>
    </style:style>
    <style:style style:name="P6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ec3c2" officeooo:paragraph-rsid="00fec3c2" style:font-size-asian="12pt" style:font-style-asian="normal" style:font-weight-asian="normal" style:font-name-complex="B Nazanin" style:font-size-complex="12pt" style:font-style-complex="normal" style:font-weight-complex="normal"/>
    </style:style>
    <style:style style:name="P6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ffa11" officeooo:paragraph-rsid="00fffa11" style:font-size-asian="12pt" style:font-style-asian="normal" style:font-weight-asian="normal" style:font-name-complex="B Nazanin" style:font-size-complex="12pt" style:font-style-complex="normal" style:font-weight-complex="normal"/>
    </style:style>
    <style:style style:name="P6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0e39a" officeooo:paragraph-rsid="0100e39a" style:font-size-asian="12pt" style:font-style-asian="normal" style:font-weight-asian="normal" style:font-name-complex="B Nazanin" style:font-size-complex="12pt" style:font-style-complex="normal" style:font-weight-complex="normal"/>
    </style:style>
    <style:style style:name="P67"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04df87" officeooo:paragraph-rsid="0104df87" style:font-size-asian="12pt" style:font-style-asian="normal" style:font-weight-asian="normal" style:font-name-complex="B Nazanin" style:font-size-complex="12pt" style:font-style-complex="normal" style:font-weight-complex="normal"/>
    </style:style>
    <style:style style:name="P6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4df87" officeooo:paragraph-rsid="0104df87" style:font-size-asian="12pt" style:font-style-asian="normal" style:font-weight-asian="normal" style:font-name-complex="B Nazanin" style:font-size-complex="12pt" style:font-style-complex="normal" style:font-weight-complex="normal"/>
    </style:style>
    <style:style style:name="P6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4df87" officeooo:paragraph-rsid="010591d5" style:font-size-asian="12pt" style:font-style-asian="normal" style:font-weight-asian="normal" style:font-name-complex="B Nazanin" style:font-size-complex="12pt" style:font-style-complex="normal" style:font-weight-complex="normal"/>
    </style:style>
    <style:style style:name="P7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591d5" officeooo:paragraph-rsid="010591d5" style:font-size-asian="12pt" style:font-style-asian="normal" style:font-weight-asian="normal" style:font-name-complex="B Nazanin" style:font-size-complex="12pt" style:font-style-complex="normal" style:font-weight-complex="normal"/>
    </style:style>
    <style:style style:name="P7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6281d" officeooo:paragraph-rsid="0106281d" style:font-size-asian="12pt" style:font-style-asian="normal" style:font-weight-asian="normal" style:font-name-complex="B Nazanin" style:font-size-complex="12pt" style:font-style-complex="normal" style:font-weight-complex="normal"/>
    </style:style>
    <style:style style:name="P7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6281d" officeooo:paragraph-rsid="0106281d" style:font-size-asian="12pt" style:font-style-asian="normal" style:font-weight-asian="normal" style:font-name-complex="B Nazanin" style:font-size-complex="12pt" style:font-style-complex="normal" style:font-weight-complex="normal"/>
    </style:style>
    <style:style style:name="P7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73b4a" officeooo:paragraph-rsid="01073b4a" style:font-size-asian="12pt" style:font-style-asian="normal" style:font-weight-asian="normal" style:font-name-complex="B Nazanin" style:font-size-complex="12pt" style:font-style-complex="normal" style:font-weight-complex="normal"/>
    </style:style>
    <style:style style:name="P74"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73b4a" officeooo:paragraph-rsid="01073b4a" style:font-size-asian="12pt" style:font-style-asian="normal" style:font-weight-asian="normal" style:font-name-complex="B Nazanin" style:font-size-complex="12pt" style:font-style-complex="normal" style:font-weight-complex="normal"/>
    </style:style>
    <style:style style:name="P75"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0b05d7" officeooo:paragraph-rsid="010b05d7" style:font-size-asian="12pt" style:font-style-asian="normal" style:font-weight-asian="normal" style:font-name-complex="B Nazanin" style:font-size-complex="12pt" style:font-style-complex="normal" style:font-weight-complex="normal"/>
    </style:style>
    <style:style style:name="P7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b05d7" officeooo:paragraph-rsid="010b05d7" style:font-size-asian="12pt" style:font-style-asian="normal" style:font-weight-asian="normal" style:font-name-complex="B Nazanin" style:font-size-complex="12pt" style:font-style-complex="normal" style:font-weight-complex="normal"/>
    </style:style>
    <style:style style:name="P7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c286b" officeooo:paragraph-rsid="010c286b" style:font-size-asian="12pt" style:font-style-asian="normal" style:font-weight-asian="normal" style:font-name-complex="B Nazanin" style:font-size-complex="12pt" style:font-style-complex="normal" style:font-weight-complex="normal"/>
    </style:style>
    <style:style style:name="P7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c286b" officeooo:paragraph-rsid="010d13be" style:font-size-asian="12pt" style:font-style-asian="normal" style:font-weight-asian="normal" style:font-name-complex="B Nazanin" style:font-size-complex="12pt" style:font-style-complex="normal" style:font-weight-complex="normal"/>
    </style:style>
    <style:style style:name="P79"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c286b" officeooo:paragraph-rsid="010c286b" style:font-size-asian="12pt" style:font-style-asian="normal" style:font-weight-asian="normal" style:font-name-complex="B Nazanin" style:font-size-complex="12pt" style:font-style-complex="normal" style:font-weight-complex="normal"/>
    </style:style>
    <style:style style:name="P8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d3a48" officeooo:paragraph-rsid="010d3a48" style:font-size-asian="12pt" style:font-style-asian="normal" style:font-weight-asian="normal" style:font-name-complex="B Nazanin" style:font-size-complex="12pt" style:font-style-complex="normal" style:font-weight-complex="normal"/>
    </style:style>
    <style:style style:name="P8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d3a48" officeooo:paragraph-rsid="01104fc2" style:font-size-asian="12pt" style:font-style-asian="normal" style:font-weight-asian="normal" style:font-name-complex="B Nazanin" style:font-size-complex="12pt" style:font-style-complex="normal" style:font-weight-complex="normal"/>
    </style:style>
    <style:style style:name="P8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d3a48" officeooo:paragraph-rsid="010d3a48" style:font-size-asian="12pt" style:font-style-asian="normal" style:font-weight-asian="normal" style:font-name-complex="B Nazanin" style:font-size-complex="12pt" style:font-style-complex="normal" style:font-weight-complex="normal"/>
    </style:style>
    <style:style style:name="P8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05917" officeooo:paragraph-rsid="01105917" style:font-size-asian="12pt" style:font-style-asian="normal" style:font-weight-asian="normal" style:font-name-complex="B Nazanin" style:font-size-complex="12pt" style:font-style-complex="normal" style:font-weight-complex="normal"/>
    </style:style>
    <style:style style:name="P84"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0c14f" officeooo:paragraph-rsid="0110c14f" style:font-size-asian="12pt" style:font-style-asian="normal" style:font-weight-asian="normal" style:font-name-complex="B Nazanin" style:font-size-complex="12pt" style:font-style-complex="normal" style:font-weight-complex="normal"/>
    </style:style>
    <style:style style:name="P8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3d0b4" officeooo:paragraph-rsid="0113d0b4" style:font-size-asian="12pt" style:font-style-asian="normal" style:font-weight-asian="normal" style:font-name-complex="B Nazanin" style:font-size-complex="12pt" style:font-style-complex="normal" style:font-weight-complex="normal"/>
    </style:style>
    <style:style style:name="P8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3db5f" officeooo:paragraph-rsid="0113db5f" style:font-size-asian="12pt" style:font-style-asian="normal" style:font-weight-asian="normal" style:font-name-complex="B Nazanin" style:font-size-complex="12pt" style:font-style-complex="normal" style:font-weight-complex="normal"/>
    </style:style>
    <style:style style:name="P87"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3fba8" officeooo:paragraph-rsid="0113fba8" style:font-size-asian="12pt" style:font-style-asian="normal" style:font-weight-asian="normal" style:font-name-complex="B Nazanin" style:font-size-complex="12pt" style:font-style-complex="normal" style:font-weight-complex="normal"/>
    </style:style>
    <style:style style:name="P8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3fba8" officeooo:paragraph-rsid="0113fba8" style:font-size-asian="12pt" style:font-style-asian="normal" style:font-weight-asian="normal" style:font-name-complex="B Nazanin" style:font-size-complex="12pt" style:font-style-complex="normal" style:font-weight-complex="normal"/>
    </style:style>
    <style:style style:name="P8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5954e" officeooo:paragraph-rsid="0115954e" style:font-size-asian="12pt" style:font-style-asian="normal" style:font-weight-asian="normal" style:font-name-complex="B Nazanin" style:font-size-complex="12pt" style:font-style-complex="normal" style:font-weight-complex="normal"/>
    </style:style>
    <style:style style:name="P9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5954e" officeooo:paragraph-rsid="0115954e" style:font-size-asian="12pt" style:font-style-asian="normal" style:font-weight-asian="normal" style:font-name-complex="B Nazanin" style:font-size-complex="12pt" style:font-style-complex="normal" style:font-weight-complex="normal"/>
    </style:style>
    <style:style style:name="P9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68846" officeooo:paragraph-rsid="01168846" style:font-size-asian="12pt" style:font-style-asian="normal" style:font-weight-asian="normal" style:font-name-complex="B Nazanin" style:font-size-complex="12pt" style:font-style-complex="normal" style:font-weight-complex="normal"/>
    </style:style>
    <style:style style:name="P9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68846" officeooo:paragraph-rsid="01168846" style:font-size-asian="12pt" style:font-style-asian="normal" style:font-weight-asian="normal" style:font-name-complex="B Nazanin" style:font-size-complex="12pt" style:font-style-complex="normal" style:font-weight-complex="normal"/>
    </style:style>
    <style:style style:name="P9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6facd" officeooo:paragraph-rsid="0116facd" style:font-size-asian="12pt" style:font-style-asian="normal" style:font-weight-asian="normal" style:font-name-complex="B Nazanin" style:font-size-complex="12pt" style:font-style-complex="normal" style:font-weight-complex="normal"/>
    </style:style>
    <style:style style:name="P9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833f3" officeooo:paragraph-rsid="011833f3" style:font-size-asian="12pt" style:font-style-asian="normal" style:font-weight-asian="normal" style:font-name-complex="B Nazanin" style:font-size-complex="12pt" style:font-style-complex="normal" style:font-weight-complex="normal"/>
    </style:style>
    <style:style style:name="P95"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1c3362" officeooo:paragraph-rsid="011c3362" style:font-size-asian="12pt" style:font-style-asian="normal" style:font-weight-asian="normal" style:font-name-complex="B Nazanin" style:font-size-complex="12pt" style:font-style-complex="normal" style:font-weight-complex="normal"/>
    </style:style>
    <style:style style:name="P9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c3362" officeooo:paragraph-rsid="011c3362" style:font-size-asian="12pt" style:font-style-asian="normal" style:font-weight-asian="normal" style:font-name-complex="B Nazanin" style:font-size-complex="12pt" style:font-style-complex="normal" style:font-weight-complex="normal"/>
    </style:style>
    <style:style style:name="P97"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c3362" officeooo:paragraph-rsid="011c3362" style:font-size-asian="12pt" style:font-style-asian="normal" style:font-weight-asian="normal" style:font-name-complex="B Nazanin" style:font-size-complex="12pt" style:font-style-complex="normal" style:font-weight-complex="normal"/>
    </style:style>
    <style:style style:name="P9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ce3ac" officeooo:paragraph-rsid="011ce3ac" style:font-size-asian="12pt" style:font-style-asian="normal" style:font-weight-asian="normal" style:font-name-complex="B Nazanin" style:font-size-complex="12pt" style:font-style-complex="normal" style:font-weight-complex="normal"/>
    </style:style>
    <style:style style:name="P99"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ce3ac" officeooo:paragraph-rsid="011ce3ac" style:font-size-asian="12pt" style:font-style-asian="normal" style:font-weight-asian="normal" style:font-name-complex="B Nazanin" style:font-size-complex="12pt" style:font-style-complex="normal" style:font-weight-complex="normal"/>
    </style:style>
    <style:style style:name="P10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eadf2" officeooo:paragraph-rsid="011eadf2" style:font-size-asian="12pt" style:font-style-asian="normal" style:font-weight-asian="normal" style:font-name-complex="B Nazanin" style:font-size-complex="12pt" style:font-style-complex="normal" style:font-weight-complex="normal"/>
    </style:style>
    <style:style style:name="P10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208703" officeooo:paragraph-rsid="01208703" style:font-size-asian="12pt" style:font-style-asian="normal" style:font-weight-asian="normal" style:font-name-complex="B Nazanin" style:font-size-complex="12pt" style:font-style-complex="normal" style:font-weight-complex="normal"/>
    </style:style>
    <style:style style:name="P10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22cfde" officeooo:paragraph-rsid="0122cfde" style:font-size-asian="12pt" style:font-style-asian="normal" style:font-weight-asian="normal" style:font-name-complex="B Nazanin" style:font-size-complex="12pt" style:font-style-complex="normal" style:font-weight-complex="normal"/>
    </style:style>
    <style:style style:name="P10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24623f" officeooo:paragraph-rsid="0124623f" style:font-size-asian="12pt" style:font-style-asian="normal" style:font-weight-asian="normal" style:font-name-complex="B Nazanin" style:font-size-complex="12pt" style:font-style-complex="normal" style:font-weight-complex="normal"/>
    </style:style>
    <style:style style:name="P104"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24623f" officeooo:paragraph-rsid="0124623f" style:font-size-asian="12pt" style:font-style-asian="normal" style:font-weight-asian="normal" style:font-name-complex="B Nazanin" style:font-size-complex="12pt" style:font-style-complex="normal" style:font-weight-complex="normal"/>
    </style:style>
    <style:style style:name="P105"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ae547d" officeooo:paragraph-rsid="00ae547d" style:font-size-asian="12pt" style:font-style-asian="normal" style:font-weight-asian="bold" style:font-name-complex="B Nazanin" style:font-size-complex="12pt" style:font-style-complex="normal" style:font-weight-complex="bold"/>
    </style:style>
    <style:style style:name="P106"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b3dc69" officeooo:paragraph-rsid="00b3dc69" style:font-size-asian="12pt" style:font-style-asian="normal" style:font-weight-asian="bold" style:font-name-complex="B Nazanin" style:font-size-complex="12pt" style:font-style-complex="normal" style:font-weight-complex="bold"/>
    </style:style>
    <style:style style:name="P107"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c772bc" officeooo:paragraph-rsid="00c772bc" style:font-size-asian="12pt" style:font-style-asian="normal" style:font-weight-asian="bold" style:font-name-complex="B Nazanin" style:font-size-complex="12pt" style:font-style-complex="normal" style:font-weight-complex="bold"/>
    </style:style>
    <style:style style:name="P108"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e6caf1" officeooo:paragraph-rsid="00e6caf1" style:font-size-asian="12pt" style:font-style-asian="normal" style:font-weight-asian="bold" style:font-name-complex="B Nazanin" style:font-size-complex="12pt" style:font-style-complex="normal" style:font-weight-complex="bold"/>
    </style:style>
    <style:style style:name="P109"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fd1ffc" officeooo:paragraph-rsid="00fd1ffc" style:font-size-asian="12pt" style:font-style-asian="normal" style:font-weight-asian="bold" style:font-name-complex="B Nazanin" style:font-size-complex="12pt" style:font-style-complex="normal" style:font-weight-complex="bold"/>
    </style:style>
    <style:style style:name="P110"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113d0b4" officeooo:paragraph-rsid="0113d0b4" style:font-size-asian="12pt" style:font-style-asian="normal" style:font-weight-asian="bold" style:font-name-complex="B Nazanin" style:font-size-complex="12pt" style:font-style-complex="normal" style:font-weight-complex="bold"/>
    </style:style>
    <style:style style:name="P111"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13fba8" officeooo:paragraph-rsid="0113fba8" style:font-size-asian="12pt" style:font-style-asian="normal" style:font-weight-asian="bold" style:font-name-complex="B Nazanin" style:font-size-complex="12pt" style:font-style-complex="normal" style:font-weight-complex="bold"/>
    </style:style>
    <style:style style:name="P112"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16facd" officeooo:paragraph-rsid="0116facd" style:font-size-asian="12pt" style:font-style-asian="normal" style:font-weight-asian="bold" style:font-name-complex="B Nazanin" style:font-size-complex="12pt" style:font-style-complex="normal" style:font-weight-complex="bold"/>
    </style:style>
    <style:style style:name="P113" style:family="paragraph" style:parent-style-name="Standard">
      <style:paragraph-properties fo:line-height="200%" fo:text-align="start" style:justify-single-word="false" style:writing-mode="lr-tb"/>
      <style:text-properties style:font-name="B Nazanin" fo:font-size="12pt" fo:font-style="normal" style:text-underline-style="none" fo:font-weight="bold" officeooo:rsid="0116facd" officeooo:paragraph-rsid="0116facd" style:font-size-asian="12pt" style:font-style-asian="normal" style:font-weight-asian="bold" style:font-name-complex="B Nazanin" style:font-size-complex="12pt" style:font-style-complex="normal" style:font-weight-complex="bold"/>
    </style:style>
    <style:style style:name="P114"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59d0a" officeooo:paragraph-rsid="01259d0a" style:font-size-asian="12pt" style:font-style-asian="normal" style:font-weight-asian="bold" style:font-name-complex="B Nazanin" style:font-size-complex="12pt" style:font-style-complex="normal" style:font-weight-complex="bold"/>
    </style:style>
    <style:style style:name="P115"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78ca7" officeooo:paragraph-rsid="01278ca7" style:font-size-asian="12pt" style:font-style-asian="normal" style:font-weight-asian="bold" style:font-name-complex="B Nazanin" style:font-size-complex="12pt" style:font-style-complex="normal" style:font-weight-complex="bold"/>
    </style:style>
    <style:style style:name="P116"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91837" officeooo:paragraph-rsid="01291837" style:font-size-asian="12pt" style:font-style-asian="normal" style:font-weight-asian="bold" style:font-name-complex="B Nazanin" style:font-size-complex="12pt" style:font-style-complex="normal" style:font-weight-complex="bold"/>
    </style:style>
    <style:style style:name="P117"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a0547" officeooo:paragraph-rsid="012a0547" style:font-size-asian="12pt" style:font-style-asian="normal" style:font-weight-asian="bold" style:font-name-complex="B Nazanin" style:font-size-complex="12pt" style:font-style-complex="normal" style:font-weight-complex="bold"/>
    </style:style>
    <style:style style:name="P118"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a7532" officeooo:paragraph-rsid="012a7532" style:font-size-asian="12pt" style:font-style-asian="normal" style:font-weight-asian="bold" style:font-name-complex="B Nazanin" style:font-size-complex="12pt" style:font-style-complex="normal" style:font-weight-complex="bold"/>
    </style:style>
    <style:style style:name="P119"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e9d66" officeooo:paragraph-rsid="012e9d66" style:font-size-asian="12pt" style:font-style-asian="normal" style:font-weight-asian="bold" style:font-name-complex="B Nazanin" style:font-size-complex="12pt" style:font-style-complex="normal" style:font-weight-complex="bold"/>
    </style:style>
    <style:style style:name="P120" style:family="paragraph" style:parent-style-name="Standard">
      <style:paragraph-properties fo:line-height="200%" fo:text-align="end" style:justify-single-word="false" fo:break-before="page" style:writing-mode="rl-tb"/>
      <style:text-properties style:font-name="B Nazanin" fo:font-size="12pt" fo:font-style="normal" style:text-underline-style="solid" style:text-underline-width="auto" style:text-underline-color="font-color" fo:font-weight="bold" officeooo:rsid="00f2c963" officeooo:paragraph-rsid="00f2c963" style:font-size-asian="12pt" style:font-style-asian="normal" style:font-weight-asian="bold" style:font-name-complex="B Nazanin" style:font-size-complex="12pt" style:font-style-complex="normal" style:font-weight-complex="bold"/>
    </style:style>
    <style:style style:name="P12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259d0a" officeooo:paragraph-rsid="01259d0a" style:font-size-asian="12pt" style:font-style-asian="normal" style:font-weight-asian="normal" style:font-name-complex="B Nazanin" style:font-size-complex="12pt" style:font-style-complex="normal" style:font-weight-complex="normal"/>
    </style:style>
    <style:style style:name="P12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2c1e1d" officeooo:paragraph-rsid="012c1e1d" style:font-size-asian="12pt" style:font-style-asian="normal" style:font-weight-asian="normal" style:font-name-complex="B Nazanin" style:font-size-complex="12pt" style:font-style-complex="normal" style:font-weight-complex="normal"/>
    </style:style>
    <style:style style:name="P12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2d3cca" officeooo:paragraph-rsid="012d3cca" style:font-size-asian="12pt" style:font-style-asian="normal" style:font-weight-asian="normal" style:font-name-complex="B Nazanin" style:font-size-complex="12pt" style:font-style-complex="normal" style:font-weight-complex="normal"/>
    </style:style>
    <style:style style:name="P12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2e9d66" officeooo:paragraph-rsid="012e9d66" style:font-size-asian="12pt" style:font-style-asian="normal" style:font-weight-asian="normal" style:font-name-complex="B Nazanin" style:font-size-complex="12pt" style:font-style-complex="normal" style:font-weight-complex="normal"/>
    </style:style>
    <style:style style:name="P125"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2e9d66" officeooo:paragraph-rsid="012e9d66" style:font-size-asian="12pt" style:font-style-asian="normal" style:font-weight-asian="normal" style:font-name-complex="B Nazanin"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d6f828"/>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officeooo:rsid="00aba5ae"/>
    </style:style>
    <style:style style:name="T5" style:family="text">
      <style:text-properties officeooo:rsid="00abbc43"/>
    </style:style>
    <style:style style:name="T6" style:family="text">
      <style:text-properties officeooo:rsid="00ac84bb"/>
    </style:style>
    <style:style style:name="T7" style:family="text">
      <style:text-properties officeooo:rsid="00b18547"/>
    </style:style>
    <style:style style:name="T8" style:family="text">
      <style:text-properties officeooo:rsid="00b540dd"/>
    </style:style>
    <style:style style:name="T9" style:family="text">
      <style:text-properties officeooo:rsid="00ba4a67"/>
    </style:style>
    <style:style style:name="T10" style:family="text">
      <style:text-properties officeooo:rsid="00bee387"/>
    </style:style>
    <style:style style:name="T11" style:family="text">
      <style:text-properties officeooo:rsid="00c373a6"/>
    </style:style>
    <style:style style:name="T12" style:family="text">
      <style:text-properties officeooo:rsid="00c50b41"/>
    </style:style>
    <style:style style:name="T13" style:family="text">
      <style:text-properties officeooo:rsid="00c8e430"/>
    </style:style>
    <style:style style:name="T14" style:family="text">
      <style:text-properties officeooo:rsid="00cedd25"/>
    </style:style>
    <style:style style:name="T15" style:family="text">
      <style:text-properties officeooo:rsid="00d6f828"/>
    </style:style>
    <style:style style:name="T16" style:family="text">
      <style:text-properties officeooo:rsid="00d90205"/>
    </style:style>
    <style:style style:name="T17" style:family="text">
      <style:text-properties officeooo:rsid="00df8f18"/>
    </style:style>
    <style:style style:name="T18" style:family="text">
      <style:text-properties officeooo:rsid="00e34c8d"/>
    </style:style>
    <style:style style:name="T19" style:family="text">
      <style:text-properties fo:font-weight="normal" style:font-weight-asian="normal" style:font-weight-complex="normal"/>
    </style:style>
    <style:style style:name="T20" style:family="text">
      <style:text-properties fo:font-weight="normal" officeooo:rsid="00d90205" style:font-weight-asian="normal" style:font-weight-complex="normal"/>
    </style:style>
    <style:style style:name="T21" style:family="text">
      <style:text-properties fo:font-weight="normal" officeooo:rsid="01168846" style:font-weight-asian="normal" style:font-weight-complex="normal"/>
    </style:style>
    <style:style style:name="T22" style:family="text">
      <style:text-properties fo:font-weight="normal" officeooo:rsid="011c3362" style:font-weight-asian="normal" style:font-weight-complex="normal"/>
    </style:style>
    <style:style style:name="T23" style:family="text">
      <style:text-properties officeooo:rsid="00ed06bb"/>
    </style:style>
    <style:style style:name="T24" style:family="text">
      <style:text-properties officeooo:rsid="00f2c963"/>
    </style:style>
    <style:style style:name="T25" style:family="text">
      <style:text-properties officeooo:rsid="00f616f1"/>
    </style:style>
    <style:style style:name="T26" style:family="text">
      <style:text-properties officeooo:rsid="00f7b9dc"/>
    </style:style>
    <style:style style:name="T27" style:family="text">
      <style:text-properties officeooo:rsid="00f887ae"/>
    </style:style>
    <style:style style:name="T28" style:family="text">
      <style:text-properties officeooo:rsid="00fe8449"/>
    </style:style>
    <style:style style:name="T29" style:family="text">
      <style:text-properties officeooo:rsid="010591d5"/>
    </style:style>
    <style:style style:name="T30" style:family="text">
      <style:text-properties officeooo:rsid="010d13be"/>
    </style:style>
    <style:style style:name="T31" style:family="text">
      <style:text-properties officeooo:rsid="010e5604"/>
    </style:style>
    <style:style style:name="T32" style:family="text">
      <style:text-properties officeooo:rsid="01104fc2"/>
    </style:style>
    <style:style style:name="T33" style:family="text">
      <style:text-properties officeooo:rsid="0110c14f"/>
    </style:style>
    <style:style style:name="T34" style:family="text">
      <style:text-properties officeooo:rsid="0113d0b4"/>
    </style:style>
    <style:style style:name="T35" style:family="text">
      <style:text-properties officeooo:rsid="011c3362"/>
    </style:style>
    <style:style style:name="T36" style:family="text">
      <style:text-properties officeooo:rsid="0121e430"/>
    </style:style>
    <style:style style:name="T37" style:family="text">
      <style:text-properties officeooo:rsid="012fe7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f و \ff ،‌ اجزاء بنیادی جهان مادی هستند. انرژی از راه‌های گوناگون با ماده ارتباط دارد، چنانکه کاهش \ff خورشید موجب تولید \ff می‌شود. «غذا» همواره نقش محوری در رشد، تندرسی و زندگی انسان داشته است. پیشرفت <text:span text:style-name="T1">دانش</text:span> و <text:span text:style-name="T1">فناوری</text:span>، موجب افرایش تولید فرآورده‌های کشاورزی و دامی و تولید صنعتی غذا شده است. در تولید انبوه، به دلیل فساد مواد <text:span text:style-name="T5">غذایی و دشواری نگهداری، حفظ کیفیت و ارزش مواد غذایی، اهمیت به‌سزایی دارد. </text:span><text:span text:style-name="T6">همچنین در صنایع غذایی، حجم عظیمی «آب» مصرف می‌شود و تأمین غذای جامعه را مشکل‌تر می‌کند.</text:span></text:p>
      <text:p text:style-name="P2">خوب است بدانیم صفحه ۵۱؛ الف) <text:span text:style-name="T4">\ff </text:span>و دردرجه دوم <text:span text:style-name="T4">\ff </text:span>و <text:span text:style-name="T4">\ff</text:span></text:p>
      <text:p text:style-name="P2">ب) با حذف خوراکی‌های غیر ضروری (مانند چیپس، پفک، نوشابه) تاحدی امکان تأمین هزینه مصرف انواع <text:span text:style-name="T4">\ff </text:span>در سبد خانوار تأمین می‌شود. (!!)</text:p>
      <text:p text:style-name="P3">پ) توزیع شیر رایگان در مدارس، مهدکودک‌ها، پادگان‌ها و دانشگاه‌ها / دادن علوفه و داروی دامی با قیمت ارزان به دامدار / فرهنگ‌سازی مصرف</text:p>
      <text:p text:style-name="P3">ت) فرهنگ‌سازی استفاده بیشتر از حبوبات (مصرف عدسی یا آش در وعده صبحانه یا عصرانه)، مصرف انواع حبوبات در سالاد</text:p>
      <text:p text:style-name="P105">سرانه مصرف ماده غذایی، مقدار میانگین مصرف آن را به ازای هر فرد در یک گستره زمانی نشان می‌دهد</text:p>
      <text:p text:style-name="P4">غذا، چیزی فراتر از یک پاسخ به احساس گرسنگی است. مصرف غذا؛</text:p>
      <text:p text:style-name="P4"><text:s/><text:span text:style-name="T4">\ff </text:span>مورد نیاز برای ماهیچه‌ها، ارسال پیام‌های عصبی، جابه‌جایی یون‌ها و مولکول‌ها از دیواره هر یاخته را تأمین می‌کند.</text:p>
      <text:p text:style-name="P5">۲) <text:span text:style-name="T4">\ff </text:span>اولیه برای ساخت و رشد بخش‌های مختلف بدن را فراهم می‌کند. (بخش عمده <text:span text:style-name="T4">\ff </text:span>، <text:span text:style-name="T4">\ff <text:s/></text:span><text:span text:style-name="T7">و </text:span><text:span text:style-name="T4">\ff </text:span><text:span text:style-name="T7">ی موجود در بدن از </text:span><text:span text:style-name="T37">غ</text:span><text:span text:style-name="T7">ذا تأمین می‌شود.) این فرآیند‌ها وابسته به انجام واکنش‌های شیمیایی هستند، که دمای بدن را نیز تنظیم و کنترل می‌کنند. هر کدام از این واکنش‌ها، «آهنگ» ویژه‌ای دارند.</text:span></text:p>
      <text:p text:style-name="P6">تغذیه درست، شامل وعده‌های غذایی است که مخلوط منابع از انواع ذره‌ها را در بر می‌گیرد. سوء تغذیه هنگامی رخ می‌نماید که وعده‌های غذایی با <text:span text:style-name="T1">کمبود</text:span> نوع خاصی از این ذرات همراه باشد. از طرفی، <text:span text:style-name="T1">افزایش</text:span> نامناسب برخی مولکول‌ها و یون‌ها در غذا نیز، سبب بیماری خواهد شد.</text:p>
      <text:p text:style-name="P106">«غذا، ماده و انرژی»</text:p>
      <text:p text:style-name="P7">بدن برای انجام فعالیت‌های ارادی و غیرارادی، به <text:span text:style-name="T1">ماده</text:span> و <text:span text:style-name="T1">انرژی</text:span> نیاز دارد. یکی از راه‌های آزاد شدن انرژی سوخت‌ها (مانند بنزین و …) «سوزاندن» آن‌ها است. هر ماده غذایی نیز انرژی دارد و میزان انرژی به «جرم» آن بستگی دارد.</text:p>
      <text:p text:style-name="P8">دمای یک ماده، از چه خبر می‌دهد؟</text:p>
      <text:p text:style-name="P8">دما: کمیتی که میزان \ff و \ff اجسام را نشان می‌دهد.</text:p>
      <text:p text:style-name="P8">شکل ۱ صفحه ۵۴: وقتی به ظرف محتوی آب، گرما داده می‌شود، به تدریج \ff آن افرایش می‌یابد تا اینکه سرانجام \ff یا اگر به یخ داده شود، \ff می‌شود. در این حالت‌ها، با گرفتن گرما، \ff ذرات بیشتر شده و دما \ff می‌رود یا \ff ماده عوض می‌شود.</text:p>
      <text:p text:style-name="P8">جنبش نامنظم ذره‌ها: گاز<text:tab/>مایع<text:tab/>جامد<text:tab/>/<text:tab/>آب گرم<text:tab/><text:tab/>آب سرد</text:p>
      <text:p text:style-name="P8">دمای بالاتر ← میانگین \ff حرکت ذرات بیشتر ← میانگین انرژی \ff ذرات بیشتر</text:p>
      <text:p text:style-name="P9">یعنی: دمای ماده؛ معیاری برای توصیف <text:span text:style-name="T8">\ff </text:span>تندی و <text:span text:style-name="T8">\ff </text:span>انرژی جنبشی ذره‌های سازنده ماده است.</text:p>
      <text:p text:style-name="P10">یکای رایج دما، درجه <text:span text:style-name="T8">\ff </text:span>(<text:tab/><text:tab/>) اما یکای دما در SI، <text:span text:style-name="T8">\ff </text:span>(<text:tab/>) است.</text:p>
      <text:p text:style-name="P10">ارزش دمایی ۱ درجه سانتی‌گراد برابر ۱ کلوین <text:span text:style-name="T8">\ff .</text:span></text:p>
      <text:p text:style-name="P11">لذا در فرآیند‌هایی که دما تغییر می‌کند، $\Delta\theta$<text:tab/><text:tab/>$\Delta T است.$</text:p>
      <text:p text:style-name="P12">با هم بیندیشیم صفحه ۵۵: ۱- الف) شکل A نمونه‌ای از هوا را در \ff نشان می‌دهد.</text:p>
      <text:p text:style-name="P12">۱- ب) شکل B، نمونه‌ای از هوا را در یک روز \ff نشان می‌دهد.</text:p>
      <text:p text:style-name="P12">۱- پ) اگر مجموع انرژی جنبشی ذره‌های سازنده یک نمونه ماده، هم‌ارز با انرژی گرمایی آن باشد؛</text:p>
      <text:p text:style-name="P12">انرژی گرمایی \ff بیشتر بوده زیرا \ff آن بیشتر است.</text:p>
      <text:p text:style-name="P13">با هم بیندیشیم صفحه ۵۵: ۲- الف) میانگین تندی مولکول‌ها در ظرف A <text:tab/>ظرف B</text:p>
      <text:p text:style-name="P14">۲- ب) انرژی گرمایی ظرف A <text:tab/>ظرف B (چون <text:span text:style-name="T9">\ff \ff </text:span>آن بیشتر است.)</text:p>
      <text:p text:style-name="P15">با هم بیندیشیم ۱<text:tab/>\ff یکسان، دمای \ff متفاوت ← انرژی گرمایی متفاوت</text:p>
      <text:p text:style-name="P15">با هم بینیشیم ۲<text:tab/>\ff یکسان، \ff \ff متفاوت ← انرژی گرمایی متفاوت</text:p>
      <text:p text:style-name="P16">نتیجه: انرژی گرمایی یک نمونه ماده، هم به <text:span text:style-name="T10">\ff </text:span>و هم به <text:span text:style-name="T10">\ff \ff </text:span>بستگی دارد.</text:p>
      <text:p text:style-name="P17">تذکر: چون کار کردن «تعداد ذرات»، آسان نیست می‌توان به جای آن، <text:span text:style-name="T10">\ff </text:span>ماده را در نظر گرفت. چنانکه در فیزیک نیز، انرژی جنبشی از رابطه <text:span text:style-name="T10">\ff </text:span>به دست می‌آید.</text:p>
      <text:p text:style-name="P18">تهیه غذا آب‌پز، تجربه تفاوت «گرما» و «دما»</text:p>
      <text:p text:style-name="P18">گرما، صورتی از <text:span text:style-name="T10">\ff </text:span>و یکای آن در SI، <text:span text:style-name="T10">\ff </text:span>(<text:span text:style-name="T10">\ff</text:span>) است. (<text:tab/>1 <text:span text:style-name="T10">\ff </text:span>= 1 $Kgm^2.s^{-2}$)</text:p>
      <text:p text:style-name="P19">از یکای \ff (\ff) نیز برای بیان مقدار گرما در پزشکی و زیست‌شناسی و علم تغزیه استفاده می‌شود.</text:p>
      <text:p text:style-name="P19">تعریف ژول:</text:p>
      <text:p text:style-name="P19">تعریف کالری:</text:p>
      <text:p text:style-name="P20">\ff <text:span text:style-name="T12">cal = </text:span>\ff <text:span text:style-name="T12">J</text:span></text:p>
      <text:p text:style-name="P21">انرژی گرمایی: <text:span text:style-name="T11">\ff </text:span>انرژی‌های جنبشی ذرات ماده / دما: <text:span text:style-name="T11">\ff </text:span>انرژی جنبشی ذرات ماده</text:p>
      <text:p text:style-name="P22">انرژی گرمایی و دما، از ویژگی‌های یک «نمونه ماده» است/نیست و می‌تواند/نمی‌تواند برای توصیف آن «ماده» به کار رود.</text:p>
      <text:p text:style-name="P107">«گرما»</text:p>
      <text:p text:style-name="P23">صورتی از <text:span text:style-name="T11">\ff </text:span>است، که از جسم با <text:span text:style-name="T11">\ff </text:span>بالاتر، به جسم با <text:span text:style-name="T11">\ff </text:span>پایین‌تر منتقل می‌شود. <text:span text:style-name="T13">داد و ستد گرما، می‌‌تواند موجب تغییر </text:span><text:span text:style-name="T11">\ff </text:span><text:span text:style-name="T13">مواد شود.</text:span></text:p>
      <text:p text:style-name="P24">گرما، از ویژگی‌های یک «نمونه ماده» <text:span text:style-name="T11">\ff </text:span>و <text:span text:style-name="T11">\ff </text:span>برای توصیف آن «ماده» به کار رود.</text:p>
      <text:p text:style-name="P25">گرما، از ویژگی‌های یک « <text:span text:style-name="T11">\ff </text:span>» است، و می‌تواند برای توصیف آن « <text:span text:style-name="T11">\ff </text:span>» به کار رود.</text:p>
      <text:p text:style-name="P25">هنگامی که به <text:span text:style-name="T1">۲</text:span> ماده، گرمای یکسان داده شود، لزوماً به یک اندازه <text:span text:style-name="T11">\ff </text:span>نمی‌شوند.</text:p>
      <text:p text:style-name="P25">یعنی: دادن گرمای یکسان به دو ماده، لزوما/حتما تغییر دمای یکسانی را موجب می‌شود/نمی‌شود.</text:p>
      <text:p text:style-name="P26">مثال: اگر بخواهیم دمای آب و روغن زیتون* (با جرم برابر) به یک اندازه بالا رود، باید به آب، گرمای <text:span text:style-name="T11">\ff </text:span>بدهیم.</text:p>
      <text:p text:style-name="P27">* الگوی ساختاری «روغن‌ها» با «چربی‌ها» یکسان است اما تفاوت‌هایی در ساختار دارند ( مانند پیوند دوگانه بیشتر در ساختار زنجیر کربنی <text:span text:style-name="T11">\ff </text:span>) <text:span text:style-name="T14">که موجب تفاوت در </text:span><text:span text:style-name="T11">\ff </text:span><text:span text:style-name="T14">و </text:span><text:span text:style-name="T11">\ff </text:span><text:span text:style-name="T14">آن‌ها می‌شود. چنانکه روغن‌ها در دمای عادی، </text:span><text:span text:style-name="T11">\ff </text:span><text:span text:style-name="T14">و چربی‌ها </text:span><text:span text:style-name="T11">\ff </text:span><text:span text:style-name="T14">هستند.</text:span></text:p>
      <text:p text:style-name="P29">با هم بیندیشیم صفحه ۵۷: الف) چون <text:span text:style-name="T11">\ff \ff </text:span>موجود در نمونه آب، بسیار <text:span text:style-name="T11">\ff </text:span>از روغن زیتون است.</text:p>
      <text:p text:style-name="P28">دلیل: موادی چون آب و اتانول، به دلیل وجود <text:span text:style-name="T11">\ff \ff </text:span>بین مولکول‌های خود، گرمای ویژه بالایی دارند*. (جدول ۱ صفحه <text:span text:style-name="T1">۵۸</text:span>).</text:p>
      <text:p text:style-name="P30">دمای آب و روغن زیتون، به یک اندازه زیاد <text:span text:style-name="T11">\ff </text:span>است. برای افزایش دمای آب به میزان ۵۰ درجه سانتی‌گراد، (نسبت به روغن زیتون) گرمای <text:span text:style-name="T11">\ff </text:span>جذب شده، پس انرژی گرمایی ظرف محتوی آب، <text:span text:style-name="T11">\ff </text:span>است و تخم مرغ، گرمای <text:span text:style-name="T11">\ff </text:span>دریافت می‌کند.</text:p>
      <text:p text:style-name="P31">ب) ظرفیت گرمایی (C): <text:span text:style-name="T11">\ff </text:span>لازم برای افرایش <text:span text:style-name="T11">\ff </text:span>ماده به اندازه <text:span text:style-name="T11">\ff </text:span>درجه <text:span text:style-name="T11">\ff </text:span><text:span text:style-name="T15">( یا </text:span><text:span text:style-name="T2">۱</text:span><text:span text:style-name="T15"> </text:span><text:span text:style-name="T11">\ff </text:span><text:span text:style-name="T15">)</text:span></text:p>
      <text:p text:style-name="P32">$QC\Delta\theta$</text:p>
      <text:p text:style-name="P33">ب)</text:p>
      <text:p text:style-name="P32">$C=\frac{Q}{\Delta\theta}$ → (یکای C: <text:span text:style-name="T11">\ff . \ff </text:span>) $C_{H_2O}=\frac{\qquad J}{\qquad K(\qquad I.K^{-1})}$<text:tab/><text:tab/><text:tab/>$C_{oh oil}=\frac{\qquad J}{\qquad K(\qquad I.K<text:span text:style-name="T16">^</text:span>{-1})}$</text:p>
      <text:p text:style-name="P34">پ) بستگی دارد به ← \ff ماده و \ff ماده (به خاطر تفاوت در نوع \ff یا نیرو‌های \ff \ff )</text:p>
      <text:p text:style-name="P34">&gt; هرچه \ff ماده بیشتر باشد، برای رساندن آن به دمای مشخص، \ff بیشتری لازم است.</text:p>
      <text:p text:style-name="P34">ت) گرمای ویژه (c): ظرفیت گرمایی \ff \ff ماده</text:p>
      <text:p text:style-name="P35">$Q=mc\Delta\theta$</text:p>
      <text:p text:style-name="P35">$c=\frac{Q}{m\Delta\theta}$ → یکای c: ( \ff . \ff . \ff )</text:p>
      <text:p text:style-name="P35">$C_{H_2O}=\frac{\qquad}{\qquad}=\ff ( \qquad\qquad )\qquad C_{ol.oil}=\frac{\qquad}{\qquad}=\ff (\qquad\qquad)$</text:p>
      <text:p text:style-name="P34">ث) رابطه C با c:</text:p>
      <text:p text:style-name="P34">ظرفیت گرمایی؛ از ویژگی‌های نمونه ماده \ff و می‌تواند/نمی‌تواند برای توصیف آن ماده به کار رود.</text:p>
      <text:p text:style-name="P36">گرمای ویژه؛ از ویژگی‌های یک نمونه ماده <text:span text:style-name="T16">\ff </text:span>و <text:span text:style-name="T16">\ff </text:span>برای توصیف آن ماده به کار می‌رود.</text:p>
      <text:p text:style-name="P37">ظرفیت گرمایی، به نوع ماده بستگی <text:span text:style-name="T16">\ff </text:span>و به مقدار ماده بستگی <text:span text:style-name="T16">\ff .</text:span></text:p>
      <text:p text:style-name="P37">گرمای ویژه، به نوع ماده بستگی <text:span text:style-name="T16">\ff </text:span>و به مقدار ماده بستگی <text:span text:style-name="T16">\ff .</text:span></text:p>
      <text:p text:style-name="P38">خود را بیازمایید صفحه ۵۸:</text:p>
      <text:p text:style-name="P39">۱- <text:span text:style-name="T16">\ff </text:span>می‌یابد. با‌گذشت زمان، چای، همه/بخشی از انرژی گرمایی خود را به‌/از محیط می‌دهد/می‌گیرد <text:span text:style-name="T17">پس </text:span><text:span text:style-name="T16">\ff </text:span><text:span text:style-name="T17">و </text:span><text:span text:style-name="T16">\ff </text:span><text:span text:style-name="T17">انرژی جنبشی ذرات آن، </text:span><text:span text:style-name="T16">\ff </text:span><text:span text:style-name="T17">می‌یابد. (کاهش </text:span><text:span text:style-name="T16">\ff \ff </text:span><text:span text:style-name="T17">و </text:span><text:span text:style-name="T16">\ff </text:span><text:span text:style-name="T17">نمونه)</text:span></text:p>
      <text:p text:style-name="P40">دلیل: گرما، از جایی که <text:span text:style-name="T16">\ff </text:span>تر است (دمای <text:span text:style-name="T16">\ff</text:span>) به جایی که <text:span text:style-name="T16">\ff </text:span>است (دمای <text:span text:style-name="T16">\ff</text:span>) حرکت می‌کند. <text:span text:style-name="T18">دمای چای ( ) از دمای محیط ( ) </text:span><text:span text:style-name="T16">\ff </text:span><text:span text:style-name="T18">است و با </text:span><text:span text:style-name="T16">\ff </text:span><text:span text:style-name="T18">انرژی گرمایی، با آن «</text:span><text:span text:style-name="T16">\ff \ff</text:span><text:span text:style-name="T18">» می‌شود.</text:span></text:p>
      <text:p text:style-name="P41">۲- گرما را می‌توان هم‌ارز با آن مقدار انرژی گرمایی/دمایی داشت که به دلیل تفاوت در انرژی گرمایی/دما جاری می‌شود.</text:p>
      <text:p text:style-name="P42">۳- ماده اصلی تشکیل‌دهنده هر دو، <text:span text:style-name="T16">\ff </text:span>است، پس به مقدار <text:span text:style-name="T16">\ff </text:span>موجود در آن‌ها توجه می‌کنیم. نان، <text:span text:style-name="T16">\ff </text:span>کمتری دارد، چون <text:span text:style-name="T16">\ff </text:span>شده است، پس <text:span text:style-name="T16">\ff </text:span>با محیط هم‌دما می‌شود. نتیجه:</text:p>
      <text:p text:style-name="P108">«آهنگ» تغییر دمای مواد مختلف (مبادله <text:span text:style-name="T20">\ff </text:span><text:span text:style-name="T19">با </text:span><text:span text:style-name="T20">\ff</text:span><text:span text:style-name="T19">) یکسان </text:span><text:span text:style-name="T20">\ff .</text:span></text:p>
      <text:p text:style-name="P43">نکته: هنگام مبادله گرما بین دو «ماده»؛ (اگر از هدر رفت یا اتلاف گرما چشم‌پوشی کنیم) مقدارگرمایی که ماده با دمای <text:span text:style-name="T16">\ff </text:span>است می‌دهد،<text:tab/><text:tab/>$|Q_A| = |Q_B|$</text:p>
      <text:p text:style-name="P43">برابر با مقدار گرمایی است که ماده با دمای <text:span text:style-name="T16">\ff </text:span>می‌گیرد.</text:p>
      <text:p text:style-name="P43">یعنی قدر مطلق <text:span text:style-name="T16">\ff </text:span>مبادله شده در آن دو، <text:span text:style-name="T16">\ff </text:span>است.</text:p>
      <text:p text:style-name="P44">تمرین ۱: جسم A به جرم 100g و دمای 100 درجه سانتی‌گراد را در تماس با جسم B به جرم 200g و دمای ۲۰۰ درجه سانتی‌گراد قرار می‌دهیم تا «هم دما» شوند. A و B در چه دمایی، هم‌دما می‌شوند؟ (بر حسب درجه سانتی‌گراد) (المپیاد شیمی ۸۶)</text:p>
      <text:p text:style-name="P45">۱) ۱۸۰<text:tab/><text:tab/>۲) ۱۶۰<text:tab/><text:tab/>۳) ۱۵۰<text:tab/><text:tab/>۴) ۱۴۵</text:p>
      <text:p text:style-name="P46">$C_A=10(J.g^{-1}.\degree C^{-1})\qquad C_B=20(J.g^{-1}.\degree C^{-1})$</text:p>
      <text:p text:style-name="P47">راه اول:</text:p>
      <text:p text:style-name="P46">$|Q_A|=|Q_B|$</text:p>
      <text:p text:style-name="P48">راه دوم <text:span text:style-name="T23">(هنگام تغییر فاز قابل استفاده نیست.)</text:span></text:p>
      <text:p text:style-name="P49">(تتا تعادلی رو تو بنویس) = $\frac{m_1c_1\theta_1 + m_2c_2\theta_2}{m_1c_1 + m_2c_2} = \frac{\sum{(mc\theta)}}{\sum{mc}}$</text:p>
      <text:p text:style-name="P50">تمرین ۲: به آلیاژی از تیتانیم و نیکل به جرم ۴.۲ گرم، مقدار ۲۱ ژول گرما دادیم و دمای آن 10\degree C افزایش یافت. به تقریب، چند درصد جرم این آلیاژ را نیکل تشکیل داده است؟</text:p>
      <text:p text:style-name="P51">C_{Ni}=0.45(J.g^{-1}.\degree C^{-1})</text:p>
      <text:p text:style-name="P51">C_{Ti}=0.5(J.g^{-1}.\degree C^{-1})</text:p>
      <text:p text:style-name="P52">۱) ۳۷.۶<text:tab/><text:tab/>۲) ۴۹.۲<text:tab/><text:tab/>۳) ۲۸.۶<text:tab/><text:tab/>۴) ۷۱.۵</text:p>
      <text:p text:style-name="P52"/>
      <text:p text:style-name="P120">جاری شدن انرژی گرمایی</text:p>
      <text:p text:style-name="P53">«بررسی کیفی و کمی انرژی مبادله شده بین سامانه و محیط»</text:p>
      <text:p text:style-name="P53">سامانه: بخشی از جهان، که ـــــ ـــــ را در آن بررسی می‌کنیم.</text:p>
      <text:p text:style-name="P53">محیط: هرچه ـــــ سامانه وجود دارد.</text:p>
      <text:p text:style-name="P54">مثال: بررسی مبادله گرما بین یک لیوان آب و محیط:</text:p>
      <text:p text:style-name="P54">( معمولاً سامانه با مرز‌های مشخصی از محیط جدا می‌شود. )</text:p>
      <text:p text:style-name="P55">فرآیند جاری شدن انرژی:</text:p>
      <text:p text:style-name="P55">۱- نا هم دما: ( نمودار ۲ صفحه ۵۹ )</text:p>
      <text:p text:style-name="P55">۲- هم دما</text:p>
      <text:p text:style-name="P55">تمرین) مبادلات انرژی را هنگام مصرف بستنی با دمای 0\degree C تا هضم آن را بررسی کنید.</text:p>
      <text:p text:style-name="P56">فرآیند گرماده</text:p>
      <text:p text:style-name="P56">در شرایط هم‌دما ( \Delta\theta = 0 )</text:p>
      <text:p text:style-name="P56">جاری شدن انرژی از <text:span text:style-name="T24">ـــــ </text:span>به <text:span text:style-name="T24">ـــــ </text:span>واکنش یا فرآیند، برای انجام شدن، گرما می‌<text:span text:style-name="T24">ـــــ</text:span></text:p>
      <text:p text:style-name="P56">سطح انرژی طرف دوم <text:tab/><text:tab/>سطح انرژی طرف اول</text:p>
      <text:p text:style-name="P57">Q<text:tab/>۰</text:p>
      <text:p text:style-name="P57">نماد Q در طرف \ff نوشته می‌شود:</text:p>
      <text:p text:style-name="P57">واکنش گرماده:</text:p>
      <text:p text:style-name="P60">\ce{H2 + Cl2 -&gt; 2HCl}</text:p>
      <text:p text:style-name="P57">فرآیند گرماده:</text:p>
      <text:p text:style-name="P60">\ce{H2O(l) -&gt; H2O(s)}</text:p>
      <text:p text:style-name="P58">\ff <text:span text:style-name="T26">سطح انرژی سامانه</text:span></text:p>
      <text:p text:style-name="P61">فرآیند گرماگیر</text:p>
      <text:p text:style-name="P61">در شرایط هم‌دما ( \Delta\theta = 0 )</text:p>
      <text:p text:style-name="P61">جاری شدن انرژی از <text:span text:style-name="T25">\ff </text:span>به <text:span text:style-name="T25">\ff </text:span>واکنش یا فرآیند، برای انجام شدن، گرما می‌<text:span text:style-name="T25">\ff</text:span></text:p>
      <text:p text:style-name="P61">سطح انرژی طرف دوم<text:tab/><text:tab/>سطح انرژی طرف اول</text:p>
      <text:p text:style-name="P61">Q<text:tab/>۰</text:p>
      <text:p text:style-name="P61">نماد Q در طرف <text:span text:style-name="T25">\ff </text:span>نوشته می‌شود:</text:p>
      <text:p text:style-name="P61">واکنش گرما‌گیر: </text:p>
      <text:p text:style-name="P62"><text:soft-page-break/>\ce{N2O4(g) -&gt; 2NO2(g)}</text:p>
      <text:p text:style-name="P61">فرآیند گرماگیر:</text:p>
      <text:p text:style-name="P62">\ce{H2O(s) -&gt; H2O(l)}</text:p>
      <text:p text:style-name="P59">\ff <text:span text:style-name="T27">سطح انرژی سامانه</text:span></text:p>
      <text:p text:style-name="P109">گرما در واکنش‌های شیمیایی (گرماشیمی)</text:p>
      <text:p text:style-name="P63">هر واکنش شیمیایی، ممکن است با تغییر <text:span text:style-name="T25">\ff </text:span>، تولید <text:span text:style-name="T25">\ff </text:span>، آزاد شدن \ff و ایجاد \ff و \ff همراه باشد،</text:p>
      <text:p text:style-name="P63">اما:<text:tab/>داد و ستد \ff ، یک ویژگی بنیادی واکنش‌های شیمیایی است.</text:p>
      <text:p text:style-name="P63">ترموشیمی (گرماشیمی) به بررسی \ff و \ff گرمای واکنش‌های شیمیایی، \ff آن و تأثیری که بر \ff ماده دارد، می‌پردازد.</text:p>
      <text:p text:style-name="P63">بررسی شکل <text:span text:style-name="T1">۳</text:span> صفحه ۶۰:</text:p>
      <text:p text:style-name="P63">الف) مواد غذایی، پس از گوارش، انرژی لازم برای \ff و \ff یاختهها را تأمین می‌کنند.</text:p>
      <text:p text:style-name="P63">ب) \ff سوخت‌ها، انرژی لازم برای حمل و نقل، و نیز گرمایش محیط‌های گوناگون را فراهم می‌کند.</text:p>
      <text:p text:style-name="P63">پ) زغال کک، واکنش‌دهنده‌ای رایج در استخراج آهن، و تامین‌کننده \ff لازم برای واکنش است.</text:p>
      <text:p text:style-name="P63">منبع انرژی در بدن، \ff است. انرژی غذا، پس از انجام واکنش‌های شیمیایی گوناگون، به سلول‌ها می‌رسد. این واکنش‌ها ممکن است گرماده یا گرماگیر باشند اما فرآیند کلی اکسایش گلوکز در مجموع، گرما \ff است. البته دمای بدن تغییر محسوسی \ff</text:p>
      <text:p text:style-name="P63">دلیل: دمای واکنش‌دهنده‌ها با دمای فرآورده‌ها \ff است (\Delta\theta<text:tab/><text:tab/>0)</text:p>
      <text:p text:style-name="P63">در‌واقع، انرژی آزاد شده در این واکنش، ناشی از تفاوت دمای مواد واکنش‌دهنده و فرآورده \ff ، بلکه تفاوت میان انرژی \ff مواد و واکنش‌دهنده و فرآورده است.</text:p>
      <text:p text:style-name="P63">انرژی پتانسیل در اینجا، به معنای انرژی ناشی از نیرو‌های \ff \ff ذرات سازنده آن است.</text:p>
      <text:p text:style-name="P63">انرژی پتانسیل موحوددر یک نمونه ماده، انرژی \ff نام دارد.</text:p>
      <text:p text:style-name="P64">انرژی پتانسیل در پیوند‌های مختلف، با هم <text:span text:style-name="T28">\ff</text:span> است، چون اتم‌های مختلفی با هم پیوند دارند. مثال:</text:p>
      <text:p text:style-name="P64">تفاوت اتم‌های دارای پیوند اشتراکی، موجب تفاوت در نیرو‌های <text:span text:style-name="T28">\ff </text:span>* اتم‌ها ( در مولکول ) و در نتیجه؛ تفاوت در <text:span text:style-name="T28">\ff </text:span>پیوند‌ها است.</text:p>
      <text:p text:style-name="P65">انجام واکنش شیمیایی، موجب تغییر در پیوند‌ها یا شیوه اتصال اتم‌ها با یکدیگر، و تفاوت آشکاری در انرژی <text:span text:style-name="T28">\ff </text:span>وابسته به آن‌ها می‌شود؛ که خود را به صورت <text:span text:style-name="T28">\ff </text:span>(ی مبادله‌شده) نشان می‌دهد.</text:p>
      <text:p text:style-name="P66">* این نیرو‌ها، شامل «پیوند‌ها» و «نیرو‌های بین مولکولی» است.</text:p>
      <text:p text:style-name="P67">با هم بیندیشیم صفحه ۶۱<text:tab/><text:tab/>در دو واکنش:</text:p>
      <text:p text:style-name="P68">۱- الف<text:span text:style-name="T29">)</text:span><text:tab/>← واکنش‌دهنده‌ها یکسان هستند/نیستند ← سطح انرژی واکنش‌دهنده‌ها یکسان <text:span text:style-name="T28">\ff</text:span></text:p>
      <text:p text:style-name="P68"><text:tab/>← فرآورده، یکسان <text:span text:style-name="T28">\ff ← </text:span>سطح انرژی فرآورده در دو واکنش یکسان <text:span text:style-name="T28">\ff</text:span></text:p>
      <text:p text:style-name="P68">=&gt; گرمای آزاد شده در دو واکنش یکسان <text:span text:style-name="T28">\ff</text:span></text:p>
      <text:p text:style-name="P69">۱- <text:span text:style-name="T29">ب) در واکنش اول/دوم، سطح انرژی واکنش‌دهنده‌ها </text:span><text:span text:style-name="T28">\ff ← </text:span><text:span text:style-name="T29">پایدارتر</text:span></text:p>
      <text:p text:style-name="P70">۲- الف) چون سطح انرژی گرافیت و الماس، یکسان <text:span text:style-name="T28">\ff . </text:span>( به دلیل تفاوت در نیرو‌های نگهداری )</text:p>
      <text:p text:style-name="P71">۲- ب) <text:span text:style-name="T28">\ff </text:span>پایدار‌تر است، چون فاصله کم‌تری با فرآورده دارد، گرمای سوختنی <text:span text:style-name="T28">\ff </text:span>دارد.</text:p>
      <text:p text:style-name="P71">نحوه اتصال اتم‌های کربن، <text:span text:style-name="T1">تعداد</text:span> و <text:span text:style-name="T1">نوع</text:span> پیوند‌های اشتراکی کربن – کربن، در این دو آلوتروپ، و در نتیجه، رفتار شیمیایی آن‌ها ( مانند پایداری یا آنتالپی سوختن) متفاوت است.</text:p>
      <text:p text:style-name="P71">۲- پ) </text:p>
      <text:p text:style-name="P72">$xKj = \qquad g \times \frac{\qquad mol}{\qquad g}\times\frac{\qquad KJ}{\qquad mol}=<text:span text:style-name="T28">\ff </text:span>KJ$</text:p>
      <text:p text:style-name="P73">یخچال صحرایی!</text:p>
      <text:p text:style-name="P73">دو ظرف از جنس <text:span text:style-name="T28">\ff </text:span>داریم که فضای بین آن‌ها از <text:span text:style-name="T1">شن</text:span> خیس پر می‌شود. پارچه‌ای <text:span text:style-name="T28">\ff </text:span>به عنوان درپوش، تحویه را انجام می‌دهد. آب درون ظرف درونی، به تدریج در بدنه ظرف بیرونی نفوذ می‌کند و <text:span text:style-name="T28">\ff </text:span>می‌شود:</text:p>
      <text:p text:style-name="P74">\ce{H2O(\quad) + Q -&gt; H2O(\quad)}</text:p>
      <text:p text:style-name="P73">این فرآیند، گرما\ff است و گرمای لازم را از سامانه دریافت می‌کند که باعث افت دما و خنک شدن محتویات دستگاه می‌شود.</text:p>
      <text:p text:style-name="P73"/>
      <text:p text:style-name="P75">عوامل مؤثر بر گرمای واکنش: (یک عامل ثابت، و سه عامل متغیر)</text:p>
      <text:p text:style-name="P76">۱) \ff مواد واکنش (واکنش‌دهنده‌های و فرآورده‌ها):</text:p>
      <text:p text:style-name="P76">مواد مختلف،‌ سطوح انرژی <text:span text:style-name="T1">متفاوت</text:span> دارند. گرمای واکنش، \ff سطح انرژی مواد طرف اول و دوم واکنش است. این عامل، متغیر \ff ، چون با تغییر مواد، در واقع، واکنش دیگری داریم.</text:p>
      <text:p text:style-name="P76">۲) \ff و \ff :</text:p>
      <text:p text:style-name="P76">تغییر این دو عامل، سطح \ff واکنش‌دهنده‌ها یا فرآورده‌ها را تغییر می‌دهد.</text:p>
      <text:p text:style-name="P76">۳) \ff واکنش‌دهند‌ها:</text:p>
      <text:p text:style-name="P76">سطح انرژی هر ماده، به مقدار آن وابسته \ff و تغییر مقدار مواد، سطح انرژی آن را نیز تغییر می‌دهد.</text:p>
      <text:p text:style-name="P76">تمرین) سوختن هر مول متان، 89 KJ انرژی آراد می‌کند. با سوختن ۱ گرم متان، چند کالُری گرما تولید می‌شود؟</text:p>
      <text:p text:style-name="P77">۴) \ff \ff مواد واکنش:</text:p>
      <text:p text:style-name="P77">در معادله «ترموشیمیایی»، باید انرژی \ff \ff در واکنش ذکر شود. حال اگر حالت فیزیک یکی از مواد در واکنش تغییر کند، سطح \ff آن نیز تغییر می‌کند و در نهایت، گرمای واکنش را تغییر می‌دهد.</text:p>
      <text:p text:style-name="P79">I) \ce{CH4(g) + 2O2(g) -&gt; CO2(g) + 2H2O(g) + Q_1} <text:tab/><text:tab/><text:tab/>( در دمای \ff )</text:p>
      <text:p text:style-name="P79">II) \ce{CH4(g) + 2O2(g) -&gt; CO2(g) + 2H2O(l) + Q_2}<text:tab/><text:tab/><text:tab/>( در دمای \ff )</text:p>
      <text:p text:style-name="P77">H_2O تولید شده در واکنش سوختن متان، ابتدا در دمای شعله است و حالت فیزیکی گازی دارد، اگر مقداری صبر کنیم تا سامانه با محیط، « \ff \ff » شود، H_2O به حالت مایع در می‌آید.</text:p>
      <text:p text:style-name="P78">این فرآیند (تبخیر/میعان)، خود، گرما \ff است و در رسیدن از I به II مقداری گرما \ff می‌شود. <text:span text:style-name="T30">یعنی Q_2، از لحاظ عددی، از Q_1 </text:span>\ff <text:span text:style-name="T30">است.</text:span></text:p>
      <text:p text:style-name="P80">تمرین) گرمای تبخیر مولی آب را برحسب Q_1 و Q_2 به دست آورید:</text:p>
      <text:p text:style-name="P82">گرمای تبخیر مولی = \ffـ<text:tab/><text:tab/>۰</text:p>
      <text:p text:style-name="P80">با هم بیندیشیم ۳ صفحه ۶۲:<text:tab/><text:tab/>اولاً<text:span text:style-name="T31">)</text:span> میعان، گرما \ffـ است، پس گرمای واکنش با عدد +/- گزارش می‌شود.</text:p>
      <text:p text:style-name="P81"><text:tab/><text:tab/><text:tab/><text:tab/>ثانیا<text:span text:style-name="T31">) </text:span><text:span text:style-name="T32">گرمای آزاد شده در میعان و نیز گرمای واکنش هردو، علامت <text:tab/>دارند و مجموع آن‌ها با علامت <text:tab/>باید از نظر عددی از ۴۸۴ </text:span>\ffـ <text:span text:style-name="T32">باشد ( یعنی عدد </text:span>\ffـ <text:span text:style-name="T32">)</text:span></text:p>
      <text:p text:style-name="P83">پرسش) گرمای <text:span text:style-name="T33">آزاد شده در کدام حالت، مقدار عددی بیشتری دارد؟ (روش: باید یک طرف کمترین و طرف دیگر بیشترین سطح انرژی را داشته باشد)</text:span></text:p>
      <text:p text:style-name="P84">1)\ce{2O(l) -&gt; O2(g)}\\</text:p>
      <text:p text:style-name="P84">2)\ce{2O(g) -&gt; O2(l)}\\</text:p>
      <text:p text:style-name="P84">3)\ce{2O(g) -&gt; D2(g)}\\</text:p>
      <text:p text:style-name="P84"><text:soft-page-break/>4)\ce{2O(l) -&gt; O2(l)}</text:p>
      <text:p text:style-name="P110">«آنتالپی (H)، همان محتوای انرژی است»</text:p>
      <text:p text:style-name="P85">هر نمونه ماده، دارای شمار بسیار زیادی «ذره سازنده» است. این ذره‌ها، دارای:</text:p>
      <text:p text:style-name="P85">۱) \ff نامنظم (انرژی \ff ) و ۲) \ff با یکدیگر (انرژی \ff) هستند</text:p>
      <text:p text:style-name="P85">یک نمونه ماده، با \ff آن در \ff و \ff معین، توصیف می‌شود. مانند ۲۰۰ گرم آب در دما و فشار معین</text:p>
      <text:p text:style-name="P85">یک نمونه ماده در یک ظرف، می‌تواند یک \ff به شمار آید.</text:p>
      <text:p text:style-name="P86">«انرژی کل» یک سامانه، هم ارز «محتوای <text:span text:style-name="T34">\ff</text:span>» یا «<text:span text:style-name="T34">\ff</text:span>» آن سامانه است.</text:p>
      <text:p text:style-name="P86">یعنی: همه مواد، در دما و قشار معین، «<text:span text:style-name="T34">\ff</text:span>» مشخصی دارند.</text:p>
      <text:p text:style-name="P86">با انجام واکنش شیمیایی، «محتوای <text:span text:style-name="T34">\ff</text:span>» یا «<text:span text:style-name="T34">\ff</text:span>» مواد، تغییر می‌کند. (مانند نمودار ۵ صفحه ۶۴)</text:p>
      <text:p text:style-name="P111">مهم</text:p>
      <text:p text:style-name="P87">(آنتالپی \ff ) → واکنش دلتا H (تو بنویس) = H \ff – H \ff = Q_P</text:p>
      <text:p text:style-name="P88">Q_P به معنای \ff مبادله شده در « \ff \ff » است.</text:p>
      <text:p text:style-name="P88">مقدار عددی \Delta H در یک فرآیند، \ff آن را نشان می‌دهد، اما علامت + یا -، به ترتیب، \ff \ff و \ff \ff بودن آن را نشان می‌دهد.</text:p>
      <text:p text:style-name="P89">خود را بیازمایید صفحه ۶۴ و ۶۵: ۱)</text:p>
      <text:p text:style-name="P90">الف) \ce{CO2(s) -&gt; CO2(g)}$\qquad, \Delta H \bigcirc 0$</text:p>
      <text:p text:style-name="P90">ب) \ce{CH4(g) + 2O2(g) -&gt; CO2(g) + 2H2O(g)}$\qquad, \Delta H \bigcirc 0$</text:p>
      <text:p text:style-name="P90">پ) \ce{N2O4(g) -&gt; 2NO2(g)}$\qquad, \Delta H \bigcirc 0$</text:p>
      <text:p text:style-name="P90">ت) \ce{N2O(l) -&gt; H2O(s)}$\qquad, \Delta H \bigcirc 0$</text:p>
      <text:p text:style-name="P91">۲)</text:p>
      <text:p text:style-name="P92">\ce{3O2(g) + \ff &lt;=&gt; 2O3(g)}</text:p>
      <text:p text:style-name="P92">x(KJ) = \frac{\ff KJ}{\ff mol O_3}\times \ff mol O_3 = \ff (KJ)</text:p>
      <text:p text:style-name="P93">«آنتالپی پیوند» و «میانگین آنتالپی پیوند»</text:p>
      <text:p text:style-name="P112"><text:span text:style-name="T19">انجام یک واکنش شیمیایی، نشانه‌ای از تغییر در </text:span><text:span text:style-name="T21">\ff \ff </text:span><text:span text:style-name="T19">اتم‌ها (ذرات) به یکدیگر است، که نتیجه آن، تغییر </text:span><text:span text:style-name="T21">\ff </text:span><text:span text:style-name="T19">و به دنبالش تغییر </text:span><text:span text:style-name="T21">\ff </text:span><text:span text:style-name="T19">مواد است. یکی از خواصی که در واکنش‌های شیمیایی تغییر می‌کند، محتوای </text:span><text:span text:style-name="T21">\ff </text:span><text:span text:style-name="T19">مواد است. مثلاً، یک نمونه گاز هیدروژن، دارای شمار بسیار زیادی </text:span><text:span text:style-name="T21">\ff </text:span><text:span text:style-name="T19">دو اتمی است. با صرف </text:span><text:span text:style-name="T21">\ff </text:span><text:span text:style-name="T19">، پیوند </text:span><text:span text:style-name="T21">\ff </text:span><text:span text:style-name="T19">بین اتم‌ها در مولکول می‌شکند و به </text:span><text:span text:style-name="T21">\ff </text:span><text:span text:style-name="T19">هایی تبدیل می‌شود که </text:span><text:span text:style-name="T21">\ff </text:span><text:span text:style-name="T19">تر و </text:span><text:span text:style-name="T21">\ff \ff </text:span><text:span text:style-name="T19">تر هستند. در ترموشیمی، به مقدار 436KJ، آنتالپی </text:span><text:span text:style-name="T21">\ff </text:span><text:span text:style-name="T19">می‌گویند:</text:span></text:p>
      <text:p text:style-name="P113"><text:span text:style-name="T19">\Delta H ( </text:span><text:span text:style-name="T21">\ff</text:span><text:span text:style-name="T19"> ) = $\bigcircle$ </text:span><text:span text:style-name="T3">436</text:span><text:span text:style-name="T19"> ( KJ.mol^{-1} )</text:span></text:p>
      <text:p text:style-name="P94">این عدد به جدول ۲ صفحه ۶۵ اضافه شود.</text:p>
      <text:p text:style-name="P95">آنتالپی پیوند: انرژی لازم برای \ff ۱ \ff پیوند در مولکول \ff و تبدیل آن به اتم‌های \ff</text:p>
      <text:p text:style-name="P96">در مولکول‌هایی که «اتم مرکزی» به چند اتم <text:span text:style-name="T1">یکسان</text:span> با پیوند اشتراکی متصل است، (مانند ؟؟؟؟؟؟) این پیوند‌های یکسان، آنتالپی کاملاً یکسان \ff ! در این حالت، به کار بردن اصطلاح * \ff آنتالپی پیوند، مناسب‌تر است.</text:p>
      <text:p text:style-name="P97">\ce{CH4(g) + 1660 KJ -&gt; \ff ($\quad$) + \ff ($\quad$)}</text:p>
      <text:p text:style-name="P97">این عدد به جدول صفحه ۶۴ افزوده شود. $\Delta H_{(C-H)} = \qquad \div \qquad = \qquad (KJ.mol^{-1})$</text:p>
      <text:p text:style-name="P98">پرسش) در چند مورد، به کار بردن میانگین آنتالپی پیوند، مناسب‌تر است؟ <text:span text:style-name="T35">\ff </text:span>مورد</text:p>
      <text:p text:style-name="P99">1) NH_3(g)<text:tab/><text:tab/>2) N???N<text:tab/><text:tab/>3) H-Br(g)<text:tab/><text:tab/>4) H_2O(g)</text:p>
      <text:p text:style-name="P100">(در مولکول ۲ اتمی، میانگین گرفتن لازم <text:span text:style-name="T35">\ff </text:span>)</text:p>
      <text:p text:style-name="P101">خود را بیازمایید صفحه ۶۶:<text:tab/>الف) (پیوند <text:span text:style-name="T35">\ff </text:span>شده ← گرما <text:span text:style-name="T35">\ff </text:span>)<text:tab/><text:tab/><text:tab/><text:tab/>\Delta H</text:p>
      <text:p text:style-name="P101"><text:tab/><text:tab/><text:tab/>ب) (پیوند <text:span text:style-name="T35">\ff </text:span>شده ← گرما <text:span text:style-name="T35">\ff </text:span>)<text:tab/><text:tab/><text:tab/><text:tab/><text:span text:style-name="T36">\Delta H</text:span></text:p>
      <text:p text:style-name="P102">پیوند‌ها در جدول ۲ صفحه ۶۵ مربوط به مولکول ۲ اتمی (میانگین هست/نیست.)</text:p>
      <text:p text:style-name="P102">پیوند‌ها در جدول ۳ صفحه ۶۶ مربوط به مولکول‌های چند اتمی ( میانگین <text:span text:style-name="T35">\ff </text:span>)</text:p>
      <text:p text:style-name="P103">تذکر: برای گزارش آنتالپی پیوند، همه ذرات در دو طرف واکنش به حالت <text:span text:style-name="T35">\ff </text:span>و همه فرآورده‌ها باید <text:span text:style-name="T35">\ff </text:span>باشند:</text:p>
      <text:p text:style-name="P104">\ce{NH3($\quad$) + Q -&gt; <text:span text:style-name="T35">\ff </text:span>($\quad$) + <text:span text:style-name="T35">\ff </text:span>($\quad$)}</text:p>
      <text:p text:style-name="P103">(اگر قرار است همه پیوند‌ها شکسته شود.) </text:p>
      <text:p text:style-name="P104">\Delta H_{N-H} = <text:tab/><text:tab/><text:tab/><text:tab/><text:tab/>(بر حسب Q)</text:p>
      <text:p text:style-name="P114">«آنتالپی پیوند، راهی برای تعیین \Delta H واکنش»</text:p>
      <text:p text:style-name="P121">۱) روش محاسباتی برای تعیین \Delta H واکنس:</text:p>
      <text:p text:style-name="P114"><text:span text:style-name="T19">در واکنش شیمیایی، «معمولا» تعدادی پیوند </text:span><text:span text:style-name="T22">\ff </text:span><text:span text:style-name="T19">و تعدادی پیوند جدید </text:span><text:span text:style-name="T22">\ff </text:span><text:span text:style-name="T19">می‌شود.</text:span></text:p>
      <text:p text:style-name="P114"><text:span text:style-name="T19">برای «شکستن» پیوند،‌ مقداری انرژی </text:span><text:span text:style-name="T22">\ff </text:span><text:span text:style-name="T19">می‌شود ( با علامت <text:tab/>گزارش می‌شود).</text:span></text:p>
      <text:p text:style-name="P115"><text:span text:style-name="T19">هنگام «تشکیل» پیوند،‌ مقداری انرژی </text:span><text:span text:style-name="T22">\ff </text:span><text:span text:style-name="T19">می‌شود ( با علامت <text:tab/>گزارش می‌شود).</text:span></text:p>
      <text:p text:style-name="P116"><text:span text:style-name="T19">(\Delta H واکنش، </text:span><text:span text:style-name="T22">\ff </text:span><text:span text:style-name="T19">این انرژی‌های </text:span><text:span text:style-name="T22">\ff </text:span><text:span text:style-name="T19">شده است. )</text:span></text:p>
      <text:p text:style-name="P117"><text:span text:style-name="T19">استفاده از آنتالپی پیوند، برای تعیین \Delta H واکنش‌های </text:span><text:span text:style-name="T22">\ff </text:span><text:span text:style-name="T19">مناسب‌تر است. ( همه مواد در حالت </text:span><text:span text:style-name="T22">\ff </text:span><text:span text:style-name="T19">)</text:span></text:p>
      <text:p text:style-name="P118"><text:span text:style-name="T19">هرچه مواد واکنش‌، مولکول‌های </text:span><text:span text:style-name="T22">\ff </text:span><text:span text:style-name="T19">داشته باشند، \Delta H محاسبه شده، با داده‌های </text:span><text:span text:style-name="T22">\ff </text:span><text:span text:style-name="T19">همخوانی بیشتری دارد، و هرچه مولکول‌ها پیچیده‌تر باشند، \Delta H محاسبه شده با داده‌های </text:span><text:span text:style-name="T22">\ff </text:span><text:span text:style-name="T19">تفاوت‌های آشکار نشان می‌دهد.</text:span></text:p>
      <text:p text:style-name="P122">۲) استفاده از «آنتالپی پیوند» برای تعیین \Delta H واکنش: (خود را بیازمایید ۱ صفحه ۶۷)</text:p>
      <text:p text:style-name="P123">\Delta H واکنش: [مجموع آنتالپی‌های پیوند]-[مجموع آنتالپی‌های پیوند]</text:p>
      <text:p text:style-name="P119"><text:soft-page-break/><text:span text:style-name="T19">نکته: در جدول آنتالپی پیوند، همه اعداد علامت <text:tab/><text:tab/>دارند و علامت <text:tab/>پیش از آنتالپی پیوند فرآورده‌ها، برای آن است که <text:tab/>در <text:tab/>،<text:tab/>شود. ( چون در فرآورده‌ها، پیوند‌ها در حال تشکیل هستند که فرآیندی گرماده است و باید با عدد منفی نوشته شود. )</text:span></text:p>
      <text:p text:style-name="P124"/>
      <text:p text:style-name="P1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24T16:21:58.321902527</dc:date>
    <meta:editing-duration>P4DT18H4S</meta:editing-duration>
    <meta:editing-cycles>249</meta:editing-cycles>
    <meta:generator>LibreOffice/7.5.5.2$Linux_X86_64 LibreOffice_project/50$Build-2</meta:generator>
    <meta:document-statistic meta:table-count="0" meta:image-count="0" meta:object-count="0" meta:page-count="15" meta:paragraph-count="221" meta:word-count="3267" meta:character-count="16682" meta:non-whitespace-character-count="13572"/>
  </office:meta>
</office:document-meta>
</file>